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actBeanDOMImpl.setPropertyList( Element [ ] propert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setContractImpl( Document _contractImpl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actBeanDOMImpl.getContrac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setContractUsage( Element contractU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getContrac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setNugget( boolean isNug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isHa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getContrac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setContractResultDat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ontractBeanDOMImpl.getProper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setContractDescription( Element contract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setNuggetUri( String nugge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actBeanDOMImpl.setContractRawData( Document contractRaw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ractBeanDOMImpl.isNug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getNug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getContra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getContractRaw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contractImplHelper( Document _contractImp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ContractBeanDOMImpl.setHasProperties( boolean has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getContrac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setContractName( String contra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ContractBeanDOMImpl( SourceResolver resolver , HashMap parameterHelper , Document defaultProperties , URIResolver uri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actBeanDOMImpl.setContractTransformer( Transformer contract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setContractImpl( String contrac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actBeanDOMImpl.getContractResul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BeanDOMImpl.setContractResultData( DOMResult contractResul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